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b603" officeooo:paragraph-rsid="0008b603"/>
    </style:style>
    <style:style style:name="P2" style:family="paragraph" style:parent-style-name="Standard">
      <style:text-properties fo:font-weight="normal" officeooo:rsid="0008b603" officeooo:paragraph-rsid="0008b603" style:font-weight-asian="normal" style:font-weight-complex="normal"/>
    </style:style>
    <style:style style:name="P3" style:family="paragraph" style:parent-style-name="Standard">
      <style:text-properties fo:font-weight="normal" officeooo:rsid="000958c5" officeooo:paragraph-rsid="000958c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958c5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l processo inizia con un <text:span text:style-name="T1">login</text:span> o una <text:span text:style-name="T1">registrazione</text:span><text:span text:style-name="T2">.</text:span></text:p>
      <text:p text:style-name="P1"><text:span text:style-name="T2">Durante la registrazione bisognerà crearsi un </text:span><text:span text:style-name="T1">utente</text:span><text:span text:style-name="T2"> che sarà associato ad una </text:span><text:span text:style-name="T1">persona</text:span><text:span text:style-name="T2">. </text:span></text:p>
      <text:p text:style-name="P1"><text:span text:style-name="T2">Questa persona avrà un </text:span><text:span text:style-name="T1">ruolo</text:span><text:span text:style-name="T2"> e farà parte di un </text:span><text:span text:style-name="T1">gruppo</text:span><text:span text:style-name="T2">.</text:span></text:p>
      <text:p text:style-name="P1"><text:span text:style-name="T2"/></text:p>
      <text:p text:style-name="P1"><text:span text:style-name="T2">In questo modo potrà creare delle </text:span><text:span text:style-name="T1">Proprietà (Appartamento, Edificio, Villa, Ufficio, Terreno,..).<text:line-break/></text:span><text:span text:style-name="T2">Ogni proprietà avrà delle informazioni, alcune comuni e altre no.</text:span></text:p>
      <text:p text:style-name="P1"><text:span text:style-name="T2"/></text:p>
      <text:p text:style-name="P1"><text:span text:style-name="T2">A questo punto per ogni proprietà si potranno creare delle stanze, assegnando una destinazione d’uso. </text:span><text:span text:style-name="T3">Creare una stanza fittizia per quei prodotti che si usano ovunque.</text:span></text:p>
      <text:p text:style-name="P1"><text:span text:style-name="T2"/></text:p>
      <text:p text:style-name="P1"><text:span text:style-name="T2">In ogni stanza posso usare 1 o più </text:span><text:span text:style-name="T1">prodotti</text:span></text:p>
      <text:p text:style-name="P2">Il prodotto farà parte di una <text:span text:style-name="T1">marca</text:span>, di una <text:span text:style-name="T1">categoria</text:span> e sarà riconducibile ad un <text:span text:style-name="T1">catalogo</text:span>. </text:p>
      <text:p text:style-name="P2">Il catalogo sarà utile per verificare nel tempo a quanto lo abbiamo pagato (se verrà inserito il prezzo ogni volta che lo si riacquista.</text:p>
      <text:p text:style-name="P2">Inoltre per ogni prodotto si saprà la <text:span text:style-name="T1">quantità</text:span> a disposizione in modo che al di sotto di una <text:span text:style-name="T1">soglia arrivi un alert</text:span>.</text:p>
      <text:p text:style-name="P2"/>
      <text:p text:style-name="P3">Creare una struttura di log per gestire gli alert degli eventuali errori.</text:p>
      <text:p text:style-name="P3">Creare una struttura di registro per ogni mossa effettuata da utente in tutte le pagin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0:17:42.474191207</meta:creation-date>
    <meta:generator>LibreOffice/7.6.5.2$Linux_X86_64 LibreOffice_project/60$Build-2</meta:generator>
    <dc:date>2024-03-22T17:33:00.266826303</dc:date>
    <meta:editing-duration>PT7H15M17S</meta:editing-duration>
    <meta:editing-cycles>2</meta:editing-cycles>
    <meta:document-statistic meta:table-count="0" meta:image-count="0" meta:object-count="0" meta:page-count="1" meta:paragraph-count="11" meta:word-count="179" meta:character-count="1073" meta:non-whitespace-character-count="903"/>
  </office:meta>
</office:document-meta>
</file>